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7"/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9" office:value-type="string">
            <text:p>C</text:p>
          </table:table-cell>
          <table:table-cell table:style-name="ce9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4"/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/>
          <table:table-cell table:style-name="ce10" office:value-type="string">
            <text:p>BMI &lt;= 25, exam 2</text:p>
          </table:table-cell>
          <table:table-cell table:style-name="ce10" office:value-type="string">
            <text:p>BMI &gt; 25, exam 2</text:p>
          </table:table-cell>
          <table:table-cell table:style-name="ce10" office:value-type="string">
            <text:p>Total</text:p>
          </table:table-cell>
          <table:table-cell table:style-name="ce1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3" office:value-type="string">
            <text:p>low</text:p>
          </table:table-cell>
          <table:table-cell table:style-name="ce6" office:value-type="string">
            <text:p>BMI &lt;= 25, exam 1</text:p>
          </table:table-cell>
          <table:table-cell table:style-name="ce3" office:value-type="float" office:value="1492">
            <text:p>1492</text:p>
          </table:table-cell>
          <table:table-cell table:style-name="ce3" office:value-type="float" office:value="278">
            <text:p>278</text:p>
          </table:table-cell>
          <table:table-cell table:style-name="ce11" table:formula="of:=SUM([.D4:.E4])" office:value-type="float" office:value="1770">
            <text:p>1770</text:p>
          </table:table-cell>
          <table:table-cell table:style-name="ce18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BMI &gt; 25, exam 1</text:p>
          </table:table-cell>
          <table:table-cell table:style-name="ce3" office:value-type="float" office:value="249">
            <text:p>249</text:p>
          </table:table-cell>
          <table:table-cell table:style-name="ce14" office:value-type="float" office:value="1890">
            <text:p>1890</text:p>
          </table:table-cell>
          <table:table-cell table:style-name="ce11" table:formula="of:=SUM([.D5:.E5])" office:value-type="float" office:value="2139">
            <text:p>21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6" office:value-type="string">
            <text:p>Total</text:p>
          </table:table-cell>
          <table:table-cell table:style-name="ce11" table:formula="of:=SUM([.D4:.D5])" office:value-type="float" office:value="1741">
            <text:p>1741</text:p>
          </table:table-cell>
          <table:table-cell table:style-name="ce11" table:formula="of:=SUM([.E4:.E5])" office:value-type="float" office:value="2168">
            <text:p>2168</text:p>
          </table:table-cell>
          <table:table-cell table:style-name="ce11" table:formula="of:=SUM([.D6:.E6])-SUM([.F4:.F5])" office:value-type="float" office:value="0">
            <text:p>0</text:p>
          </table:table-cell>
          <table:table-cell table:style-name="ce12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7"/>
          <table:table-cell table:style-name="ce12" table:number-columns-repeated="2"/>
          <table:table-cell table:style-name="ce12" table:formula="of:=SUM([.F4:.F5])" office:value-type="float" office:value="3909">
            <text:p>3909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table:style-name="ce13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19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19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19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8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nly)=</text:p>
          </table:table-cell>
          <table:table-cell office:value-type="string">
            <text:p>„249/3909“=</text:p>
          </table:table-cell>
          <table:table-cell table:style-name="ce16" table:formula="of:=[.D5]/[.F5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6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6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8" office:value-type="string">
            <text:p>P(A|B)=</text:p>
          </table:table-cell>
          <table:table-cell office:value-type="string">
            <text:p>P(A and B) / P(B)=</text:p>
          </table:table-cell>
          <table:table-cell table:formula="of:=[.E12]/[.E10]" office:value-type="float" office:value="0.871771217712177">
            <text:p>0,871771217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|A)=</text:p>
          </table:table-cell>
          <table:table-cell office:value-type="string">
            <text:p>P(C and A) / P(A)=</text:p>
          </table:table-cell>
          <table:table-cell table:number-columns-repeated="7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49:13</dc:date>
    <dc:creator>Thomas Ludwig</dc:creator>
    <meta:editing-duration>PT1H41M12S</meta:editing-duration>
    <meta:editing-cycles>15</meta:editing-cycles>
    <meta:generator>LibreOffice/3.6$Linux_X86_64 LibreOffice_project/360m1$Build-2</meta:generator>
    <meta:document-statistic meta:table-count="1" meta:cell-count="65" meta:object-count="0"/>
  </office:meta>
</office:document-meta>
</file>